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5dd5" officeooo:paragraph-rsid="001c5dd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f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4th</text:span> of <text:span text:style-name="T5">December</text:span> 202<text:span text:style-name="T3">1</text:span> under the <text:span text:style-name="T5">5th</text:span> PA Meeting.</text:p>
      <text:p text:style-name="P1"/>
      <text:p text:style-name="P1">The Assembly, recognising the current situation,</text:p>
      <text:p text:style-name="P1"/>
      <text:p text:style-name="P4">Constitutes the need to implement the brewery plugin (https://www.spigotmc.org/resources/brewery.3082/)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4">Comradedoggo_21</text:p>
      <text:p text:style-name="P1"/>
      <text:p text:style-name="P1"/>
      <text:p text:style-name="P1"/>
      <text:p text:style-name="Standard"><text:span text:style-name="T1">[</text:span><text:span text:style-name="T2">Motion 5-1: To add the brewery plugin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4T16:00:36.424294539</dc:date>
    <meta:editing-duration>PT4M</meta:editing-duration>
    <meta:editing-cycles>7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8" meta:word-count="43" meta:character-count="328" meta:non-whitespace-character-count="293"/>
  </office:meta>
</office:document-meta>
</file>